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Impl.RepositoryImp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setRanking( int ran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parseRepository( XmlPullParser pars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positoryImpl.getRan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Resource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Imp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parseDocument( URL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positoryImpl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Impl.parseOscar( XmlPullParser parser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8">
            <text:p text:style-name="Table_20_Contents">8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RepositoryImpl.referral( XmlPull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Impl.getResourc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Impl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